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Roboto" svg:font-family="Roboto, 'Trebuchet MS', 'Lucida Sans Unicode', 'Lucida Grande', 'Lucida Sans', Arial, sans-serif"/>
    <style:font-face style:name="sans-serif" svg:font-family="sans-serif"/>
    <style:font-face style:name="Times New Roman1" svg:font-family="'Times New Roman'" style:font-family-generic="roman"/>
    <style:font-face style:name="Informal Roman" svg:font-family="'Informal Roman'" style:font-family-generic="scrip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9cm" fo:margin-left="0cm" fo:margin-right="-0.009cm" table:align="margins"/>
    </style:style>
    <style:style style:name="Tabla1.A" style:family="table-column">
      <style:table-column-properties style:column-width="2.268cm" style:rel-column-width="8739*"/>
    </style:style>
    <style:style style:name="Tabla1.B" style:family="table-column">
      <style:table-column-properties style:column-width="4.419cm" style:rel-column-width="17024*"/>
    </style:style>
    <style:style style:name="Tabla1.C" style:family="table-column">
      <style:table-column-properties style:column-width="5.322cm" style:rel-column-width="20503*"/>
    </style:style>
    <style:style style:name="Tabla1.D" style:family="table-column">
      <style:table-column-properties style:column-width="5.001cm" style:rel-column-width="1926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justify" style:justify-single-word="false" style:text-autospace="none"/>
      <style:text-properties style:font-name="Calibri" fo:font-size="11pt" fo:letter-spacing="normal" fo:language="zxx" fo:country="none" fo:font-style="normal" style:text-underline-style="none" style:font-name-asian="Times New Roman1" style:font-size-asian="11pt" style:font-style-asian="normal" style:font-name-complex="Times New Roman1" style:font-size-complex="11pt" style:font-style-complex="normal"/>
    </style:style>
    <style:style style:name="P2" style:family="paragraph" style:parent-style-name="Standard">
      <style:paragraph-properties fo:line-height="100%" fo:text-align="justify" style:justify-single-word="false" style:text-autospace="none"/>
      <style:text-properties style:font-name="Calibri" fo:font-size="11pt" fo:letter-spacing="normal" fo:language="zxx" fo:country="none" style:text-underline-style="none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line-height="100%" style:text-autospace="none"/>
      <style:text-properties style:font-name="Calibri" fo:font-size="13pt" fo:letter-spacing="normal" fo:language="zxx" fo:country="none" style:text-underline-style="none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margin-left="2.267cm" fo:margin-right="2.48cm" fo:line-height="100%" fo:text-align="center" style:justify-single-word="false" fo:text-indent="0.002cm" style:auto-text-indent="false" style:text-autospace="none"/>
      <style:text-properties style:font-name="Calibri"/>
    </style:style>
    <style:style style:name="P5" style:family="paragraph" style:parent-style-name="Standard">
      <style:paragraph-properties fo:margin-left="0.815cm" fo:margin-right="0.312cm" fo:margin-top="0.051cm" fo:margin-bottom="0cm" style:line-height-at-least="0.633cm" fo:text-align="justify" style:justify-single-word="false" fo:text-indent="-0.635cm" style:auto-text-indent="false" style:text-autospace="none">
        <style:tab-stops/>
      </style:paragraph-properties>
      <style:text-properties style:font-name="Calibri"/>
    </style:style>
    <style:style style:name="P6" style:family="paragraph" style:parent-style-name="Standard">
      <style:paragraph-properties fo:margin-left="0.815cm" fo:margin-right="0.319cm" style:line-height-at-least="0.633cm" fo:text-align="justify" style:justify-single-word="false" fo:text-indent="-0.635cm" style:auto-text-indent="false" style:text-autospace="none">
        <style:tab-stops/>
      </style:paragraph-properties>
      <style:text-properties style:font-name="Calibri"/>
    </style:style>
    <style:style style:name="P7" style:family="paragraph" style:parent-style-name="Standard">
      <style:paragraph-properties fo:margin-left="0.815cm" fo:margin-right="0.319cm" style:line-height-at-least="0.633cm" fo:text-align="justify" style:justify-single-word="false" fo:text-indent="-0.635cm" style:auto-text-indent="false" style:text-autospace="none">
        <style:tab-stops/>
      </style:paragraph-properties>
      <style:text-properties style:font-name="Calibri" fo:font-size="12pt" fo:letter-spacing="normal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margin-left="0.815cm" fo:margin-right="0.319cm" fo:line-height="150%" fo:text-align="justify" style:justify-single-word="false" fo:text-indent="-0.635cm" style:auto-text-indent="false" style:text-autospace="none">
        <style:tab-stops/>
      </style:paragraph-properties>
      <style:text-properties style:font-name="Calibri" fo:font-size="12pt" fo:letter-spacing="normal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P9" style:family="paragraph" style:parent-style-name="Standard">
      <style:paragraph-properties fo:margin-left="0.815cm" fo:margin-right="0.319cm" fo:line-height="150%" fo:text-align="justify" style:justify-single-word="false" fo:text-indent="-0.635cm" style:auto-text-indent="false" style:text-autospace="none">
        <style:tab-stops/>
      </style:paragraph-properties>
      <style:text-properties style:font-name="Calibri"/>
    </style:style>
    <style:style style:name="P10" style:family="paragraph" style:parent-style-name="Standard">
      <style:paragraph-properties fo:margin-left="0cm" fo:margin-right="0.319cm" style:line-height-at-least="0.633cm" fo:text-align="justify" style:justify-single-word="false" fo:text-indent="0cm" style:auto-text-indent="false" style:text-autospace="none"/>
      <style:text-properties style:font-name="Calibri" fo:font-size="12pt" fo:letter-spacing="normal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P11" style:family="paragraph" style:parent-style-name="Standard">
      <style:paragraph-properties fo:margin-left="0cm" fo:margin-right="0.319cm" style:line-height-at-least="0.633cm" fo:text-align="justify" style:justify-single-word="false" fo:text-indent="0cm" style:auto-text-indent="false" style:text-autospace="none"/>
      <style:text-properties style:font-name="Calibri" fo:font-size="14pt" fo:letter-spacing="normal" fo:language="zxx" fo:country="none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P12" style:family="paragraph" style:parent-style-name="Standard">
      <style:paragraph-properties fo:margin-top="0.005cm" fo:margin-bottom="0cm" style:line-height-at-least="0.494cm" fo:text-align="justify" style:justify-single-word="false" style:text-autospace="none"/>
      <style:text-properties style:font-name="Calibri" fo:font-size="14pt" fo:letter-spacing="normal" fo:language="zxx" fo:country="none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P13" style:family="paragraph" style:parent-style-name="Standard">
      <style:paragraph-properties fo:margin-left="0.815cm" fo:margin-right="0.314cm" style:line-height-at-least="0.633cm" fo:text-align="justify" style:justify-single-word="false" fo:text-indent="-0.635cm" style:auto-text-indent="false" style:text-autospace="none">
        <style:tab-stops/>
      </style:paragraph-properties>
      <style:text-properties style:font-name="Calibri"/>
    </style:style>
    <style:style style:name="P14" style:family="paragraph" style:parent-style-name="Standard">
      <style:paragraph-properties fo:margin-left="0.815cm" fo:margin-right="0.314cm" style:line-height-at-least="0.633cm" fo:text-align="justify" style:justify-single-word="false" fo:text-indent="-0.635cm" style:auto-text-indent="false" style:text-autospace="none">
        <style:tab-stops/>
      </style:paragraph-properties>
      <style:text-properties style:font-name="Calibri" fo:font-size="12pt" fo:letter-spacing="normal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P15" style:family="paragraph" style:parent-style-name="Standard">
      <style:paragraph-properties fo:margin-left="0.815cm" fo:margin-right="0.318cm" fo:line-height="150%" fo:text-align="justify" style:justify-single-word="false" fo:text-indent="-0.635cm" style:auto-text-indent="false" style:text-autospace="none">
        <style:tab-stops/>
      </style:paragraph-properties>
      <style:text-properties style:font-name="Calibri"/>
    </style:style>
    <style:style style:name="P16" style:family="paragraph" style:parent-style-name="Standard">
      <style:paragraph-properties fo:margin-left="0.815cm" fo:margin-right="0cm" fo:margin-top="0.005cm" fo:margin-bottom="0cm" fo:line-height="100%" fo:text-align="justify" style:justify-single-word="false" fo:text-indent="0cm" style:auto-text-indent="false" style:text-autospace="none"/>
      <style:text-properties style:font-name="Calibri" fo:font-size="12pt" fo:letter-spacing="normal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P17" style:family="paragraph" style:parent-style-name="Standard">
      <style:paragraph-properties fo:margin-top="0.034cm" fo:margin-bottom="0cm" style:line-height-at-least="0.459cm" fo:text-align="justify" style:justify-single-word="false" style:text-autospace="none"/>
      <style:text-properties style:font-name="Calibri" fo:font-size="13pt" fo:letter-spacing="normal" fo:language="zxx" fo:country="none" fo:font-style="normal" style:text-underline-style="none" style:font-name-asian="Times New Roman1" style:font-size-asian="13pt" style:font-style-asian="normal" style:font-name-complex="Times New Roman1" style:font-size-complex="13pt" style:font-style-complex="normal"/>
    </style:style>
    <style:style style:name="P18" style:family="paragraph" style:parent-style-name="Standard">
      <style:paragraph-properties fo:margin-left="0cm" fo:margin-right="0cm" fo:margin-top="0.005cm" fo:margin-bottom="0cm" fo:line-height="100%" fo:text-align="justify" style:justify-single-word="false" fo:text-indent="0cm" style:auto-text-indent="false" style:text-autospace="none"/>
      <style:text-properties style:font-name="Calibri"/>
    </style:style>
    <style:style style:name="P19" style:family="paragraph" style:parent-style-name="Table_20_Contents">
      <style:paragraph-properties fo:text-align="justify" style:justify-single-word="false"/>
      <style:text-properties style:font-name="Calibri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21" style:family="paragraph" style:parent-style-name="Standard">
      <style:paragraph-properties fo:margin-left="6.188cm" fo:margin-right="6.399cm" fo:line-height="100%" fo:text-align="center" style:justify-single-word="false" fo:text-indent="0cm" style:auto-text-indent="false" style:text-autospace="none"/>
      <style:text-properties style:font-name="Calibri" fo:font-size="20pt" fo:letter-spacing="normal" fo:language="zxx" fo:country="none" style:text-underline-style="solid" style:text-underline-width="auto" style:text-underline-color="font-color" style:font-name-asian="Informal Roman" style:font-size-asian="20pt" style:font-name-complex="Informal Roman" style:font-size-complex="20pt"/>
    </style:style>
    <style:style style:name="P22" style:family="paragraph" style:parent-style-name="Standard" style:list-style-name="RTF_5f_Num_20_2">
      <style:paragraph-properties fo:margin-left="0.815cm" fo:margin-right="0.312cm" fo:margin-top="0.051cm" fo:margin-bottom="0cm" style:line-height-at-least="0.633cm" fo:text-align="justify" style:justify-single-word="false" fo:text-indent="0cm" style:auto-text-indent="false" style:text-autospace="none">
        <style:tab-stops/>
      </style:paragraph-properties>
      <style:text-properties style:font-name="Calibri" fo:font-size="12pt" fo:letter-spacing="normal" fo:language="zxx" fo:country="none" style:text-underline-style="none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RTF_5f_Num_20_2">
      <style:paragraph-properties fo:margin-left="0.815cm" fo:margin-right="0.319cm" style:line-height-at-least="0.633cm" fo:text-align="justify" style:justify-single-word="false" fo:text-indent="0cm" style:auto-text-indent="false" style:text-autospace="none">
        <style:tab-stops/>
      </style:paragraph-properties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T1" style:family="text">
      <style:text-properties fo:color="#0000ff" style:font-name="Calibri" fo:font-size="12pt" fo:letter-spacing="normal" fo:language="zxx" fo:country="none" fo:font-style="normal" style:text-underline-style="solid" style:text-underline-width="auto" style:text-underline-color="font-color" style:font-name-asian="Times New Roman1" style:font-size-asian="12pt" style:font-style-asian="normal" style:font-name-complex="Times New Roman1" style:font-size-complex="12pt" style:font-style-complex="normal"/>
    </style:style>
    <style:style style:name="T2" style:family="text">
      <style:text-properties fo:font-size="20pt" fo:letter-spacing="normal" fo:language="zxx" fo:country="none" style:text-underline-style="solid" style:text-underline-width="auto" style:text-underline-color="font-color" style:font-name-asian="Informal Roman" style:font-size-asian="20pt" style:font-name-complex="Informal Roman" style:font-size-complex="20pt"/>
    </style:style>
    <style:style style:name="T3" style:family="text">
      <style:text-properties fo:font-size="20pt" fo:letter-spacing="normal" fo:language="zxx" fo:country="none" style:text-underline-style="none" style:font-name-asian="Informal Roman" style:font-size-asian="20pt" style:font-name-complex="Informal Roman" style:font-size-complex="20pt"/>
    </style:style>
    <style:style style:name="T4" style:family="text">
      <style:text-properties fo:font-size="20pt" fo:letter-spacing="0.002cm" fo:language="zxx" fo:country="none" style:text-underline-style="solid" style:text-underline-width="auto" style:text-underline-color="font-color" style:font-name-asian="Informal Roman" style:font-size-asian="20pt" style:font-name-complex="Informal Roman" style:font-size-complex="20pt"/>
    </style:style>
    <style:style style:name="T5" style:family="text">
      <style:text-properties fo:font-size="20pt" fo:letter-spacing="-0.004cm" fo:language="zxx" fo:country="none" style:text-underline-style="solid" style:text-underline-width="auto" style:text-underline-color="font-color" style:font-name-asian="Informal Roman" style:font-size-asian="20pt" style:font-name-complex="Informal Roman" style:font-size-complex="20pt"/>
    </style:style>
    <style:style style:name="T6" style:family="text">
      <style:text-properties fo:font-size="20pt" fo:letter-spacing="-0.005cm" fo:language="zxx" fo:country="none" style:text-underline-style="solid" style:text-underline-width="auto" style:text-underline-color="font-color" style:font-name-asian="Informal Roman" style:font-size-asian="20pt" style:font-name-complex="Informal Roman" style:font-size-complex="20pt"/>
    </style:style>
    <style:style style:name="T7" style:family="text">
      <style:text-properties fo:font-size="12pt" fo:letter-spacing="normal" fo:language="zxx" fo:country="none" style:text-underline-style="none" style:font-name-asian="Times New Roman1" style:font-size-asian="12pt" style:font-name-complex="Times New Roman1" style:font-size-complex="12pt"/>
    </style:style>
    <style:style style:name="T8" style:family="text">
      <style:text-properties fo:font-size="12pt" fo:letter-spacing="normal" fo:language="zxx" fo:country="none" fo:font-style="italic" style:text-underline-style="none" style:font-name-asian="Times New Roman1" style:font-size-asian="12pt" style:font-style-asian="italic" style:font-name-complex="Times New Roman1" style:font-size-complex="12pt" style:font-style-complex="italic"/>
    </style:style>
    <style:style style:name="T9" style:family="text">
      <style:text-properties fo:font-size="12pt" fo:letter-spacing="normal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10" style:family="text">
      <style:text-properties fo:font-size="12pt" fo:letter-spacing="0.028cm" fo:language="zxx" fo:country="none" style:text-underline-style="none" style:font-name-asian="Times New Roman1" style:font-size-asian="12pt" style:font-name-complex="Times New Roman1" style:font-size-complex="12pt"/>
    </style:style>
    <style:style style:name="T11" style:family="text">
      <style:text-properties fo:font-size="12pt" fo:letter-spacing="0.005cm" fo:language="zxx" fo:country="none" style:text-underline-style="none" style:font-name-asian="Times New Roman1" style:font-size-asian="12pt" style:font-name-complex="Times New Roman1" style:font-size-complex="12pt"/>
    </style:style>
    <style:style style:name="T12" style:family="text">
      <style:text-properties fo:font-size="12pt" fo:letter-spacing="0.005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13" style:family="text">
      <style:text-properties fo:font-size="12pt" fo:letter-spacing="0.03cm" fo:language="zxx" fo:country="none" style:text-underline-style="none" style:font-name-asian="Times New Roman1" style:font-size-asian="12pt" style:font-name-complex="Times New Roman1" style:font-size-complex="12pt"/>
    </style:style>
    <style:style style:name="T14" style:family="text">
      <style:text-properties fo:font-size="12pt" fo:letter-spacing="0.03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15" style:family="text">
      <style:text-properties fo:font-size="12pt" fo:letter-spacing="0.004cm" fo:language="zxx" fo:country="none" style:text-underline-style="none" style:font-name-asian="Times New Roman1" style:font-size-asian="12pt" style:font-name-complex="Times New Roman1" style:font-size-complex="12pt"/>
    </style:style>
    <style:style style:name="T16" style:family="text">
      <style:text-properties fo:font-size="12pt" fo:letter-spacing="0.004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17" style:family="text">
      <style:text-properties fo:font-size="12pt" fo:letter-spacing="0.002cm" fo:language="zxx" fo:country="none" style:text-underline-style="none" style:font-name-asian="Times New Roman1" style:font-size-asian="12pt" style:font-name-complex="Times New Roman1" style:font-size-complex="12pt"/>
    </style:style>
    <style:style style:name="T18" style:family="text">
      <style:text-properties fo:font-size="12pt" fo:letter-spacing="0.002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19" style:family="text">
      <style:text-properties fo:font-size="12pt" fo:letter-spacing="0.032cm" fo:language="zxx" fo:country="none" style:text-underline-style="none" style:font-name-asian="Times New Roman1" style:font-size-asian="12pt" style:font-name-complex="Times New Roman1" style:font-size-complex="12pt"/>
    </style:style>
    <style:style style:name="T20" style:family="text">
      <style:text-properties fo:font-size="12pt" fo:letter-spacing="0.034cm" fo:language="zxx" fo:country="none" style:text-underline-style="none" style:font-name-asian="Times New Roman1" style:font-size-asian="12pt" style:font-name-complex="Times New Roman1" style:font-size-complex="12pt"/>
    </style:style>
    <style:style style:name="T21" style:family="text">
      <style:text-properties fo:font-size="12pt" fo:letter-spacing="-0.004cm" fo:language="zxx" fo:country="none" style:text-underline-style="none" style:font-name-asian="Times New Roman1" style:font-size-asian="12pt" style:font-name-complex="Times New Roman1" style:font-size-complex="12pt"/>
    </style:style>
    <style:style style:name="T22" style:family="text">
      <style:text-properties fo:font-size="12pt" fo:letter-spacing="-0.004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23" style:family="text">
      <style:text-properties fo:font-size="12pt" fo:letter-spacing="0.023cm" fo:language="zxx" fo:country="none" style:text-underline-style="none" style:font-name-asian="Times New Roman1" style:font-size-asian="12pt" style:font-name-complex="Times New Roman1" style:font-size-complex="12pt"/>
    </style:style>
    <style:style style:name="T24" style:family="text">
      <style:text-properties fo:font-size="12pt" fo:letter-spacing="0.023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25" style:family="text">
      <style:text-properties fo:font-size="12pt" fo:letter-spacing="0.021cm" fo:language="zxx" fo:country="none" style:text-underline-style="none" style:font-name-asian="Times New Roman1" style:font-size-asian="12pt" style:font-name-complex="Times New Roman1" style:font-size-complex="12pt"/>
    </style:style>
    <style:style style:name="T26" style:family="text">
      <style:text-properties fo:font-size="12pt" fo:letter-spacing="0.021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27" style:family="text">
      <style:text-properties fo:font-size="12pt" fo:letter-spacing="0.019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28" style:family="text">
      <style:text-properties fo:font-size="12pt" fo:letter-spacing="0.011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29" style:family="text">
      <style:text-properties fo:font-size="12pt" fo:letter-spacing="0.009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0" style:family="text">
      <style:text-properties fo:font-size="12pt" fo:letter-spacing="0.007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1" style:family="text">
      <style:text-properties fo:font-size="12pt" fo:letter-spacing="0.012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2" style:family="text">
      <style:text-properties fo:font-size="12pt" fo:letter-spacing="0.016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3" style:family="text">
      <style:text-properties fo:font-size="12pt" fo:letter-spacing="0.026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4" style:family="text">
      <style:text-properties fo:font-size="12pt" fo:letter-spacing="0.095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5" style:family="text">
      <style:text-properties fo:font-size="12pt" fo:letter-spacing="0.097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6" style:family="text">
      <style:text-properties fo:font-size="12pt" fo:letter-spacing="0.099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7" style:family="text">
      <style:text-properties fo:font-size="12pt" fo:letter-spacing="0.102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8" style:family="text">
      <style:text-properties fo:font-size="12pt" fo:letter-spacing="-0.009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39" style:family="text">
      <style:text-properties fo:font-size="12pt" fo:letter-spacing="-0.012cm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40" style:family="text">
      <style:text-properties style:font-name="Calibri" fo:font-size="12pt" fo:letter-spacing="normal" fo:language="zxx" fo:country="none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41" style:family="text">
      <style:text-properties fo:font-variant="normal" fo:text-transform="none" fo:color="#202122" style:font-name="sans-serif" fo:letter-spacing="normal" fo:font-style="normal" fo:font-weight="normal"/>
    </style:style>
    <style:style style:name="T42" style:family="text">
      <style:text-properties fo:font-variant="normal" fo:text-transform="none" fo:color="#202122" fo:letter-spacing="normal" fo:font-style="normal" fo:font-weight="normal"/>
    </style:style>
    <style:style style:name="T43" style:family="text">
      <style:text-properties fo:font-variant="normal" fo:text-transform="none" fo:color="#202122" style:font-name="Calibri" fo:letter-spacing="normal" fo:font-style="normal" fo:font-weight="normal"/>
    </style:style>
    <style:style style:name="T44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.T 1</text:p>
      <text:p text:style-name="P4"><text:span text:style-name="T2">PRO</text:span><text:span text:style-name="T4">G</text:span><text:span text:style-name="T2">RAMACION </text:span><text:span text:style-name="T4">W</text:span><text:span text:style-name="T5">E</text:span><text:span text:style-name="T4">B</text:span><text:span text:style-name="T2">:</text:span><text:span text:style-name="T3"> </text:span><text:span text:style-name="T2">ARQU</text:span><text:span text:style-name="T4">I</text:span><text:span text:style-name="T2">TECT</text:span><text:span text:style-name="T4">U</text:span><text:span text:style-name="T6">R</text:span><text:span text:style-name="T2">AS</text:span><text:span text:style-name="T4"> </text:span><text:span text:style-name="T2">Y HERRAM</text:span><text:span text:style-name="T4">I</text:span><text:span text:style-name="T2">ENTAS</text:span></text:p>
      <text:p text:style-name="P3"/>
      <text:p text:style-name="P5"><text:span text:style-name="T7">1. <text:s text:c="2"/>Enumera</text:span><text:span text:style-name="T10"> </text:span><text:span text:style-name="T11">l</text:span><text:span text:style-name="T7">as</text:span><text:span text:style-name="T13"> </text:span><text:span text:style-name="T7">posibles</text:span><text:span text:style-name="T13"> </text:span><text:span text:style-name="T15">d</text:span><text:span text:style-name="T17">e</text:span><text:span text:style-name="T7">sventajas</text:span><text:span text:style-name="T13"> </text:span><text:span text:style-name="T7">de</text:span><text:span text:style-name="T19"> </text:span><text:span text:style-name="T7">una</text:span><text:span text:style-name="T19"> </text:span><text:span text:style-name="T7">aplic</text:span><text:span text:style-name="T17">a</text:span><text:span text:style-name="T7">c</text:span><text:span text:style-name="T11">i</text:span><text:span text:style-name="T7">ón</text:span><text:span text:style-name="T13"> </text:span><text:span text:style-name="T7">web</text:span><text:span text:style-name="T20"> </text:span><text:span text:style-name="T7">fren</text:span><text:span text:style-name="T11">t</text:span><text:span text:style-name="T7">e</text:span><text:span text:style-name="T10"> </text:span><text:span text:style-name="T7">a</text:span><text:span text:style-name="T19"> </text:span><text:span text:style-name="T7">una</text:span><text:span text:style-name="T19"> </text:span><text:span text:style-name="T7">apl</text:span><text:span text:style-name="T11">i</text:span><text:span text:style-name="T7">cación</text:span><text:span text:style-name="T13"> </text:span><text:span text:style-name="T15">d</text:span><text:span text:style-name="T7">e escritorio.</text:span></text:p>
      <text:list xml:id="list4551587656052088700" text:style-name="RTF_5f_Num_20_2">
        <text:list-item>
          <text:p text:style-name="P22">Es necesaria una conexión a internet para poder usar las funcionalidades.</text:p>
        </text:list-item>
        <text:list-item>
          <text:p text:style-name="P22">El tiempo de respuesta puede ser elevado dependiendo de la calidad del servidor o de la conexión de internet.</text:p>
        </text:list-item>
        <text:list-item>
          <text:p text:style-name="P22">El servidor debe ser suficientemente potente para albergar a todos los usuarios y ofrecerles las funcionalidades de manera fluida para todos.</text:p>
        </text:list-item>
      </text:list>
      <text:p text:style-name="P2"/>
      <text:p text:style-name="P6"><text:span text:style-name="T7">2. <text:s text:c="2"/></text:span><text:span text:style-name="T21">B</text:span><text:span text:style-name="T7">usca</text:span><text:span text:style-name="T23"> </text:span><text:span text:style-name="T7">al</text:span><text:span text:style-name="T21">g</text:span><text:span text:style-name="T7">ún</text:span><text:span text:style-name="T25"> </text:span><text:span text:style-name="T7">e</text:span><text:span text:style-name="T11">j</text:span><text:span text:style-name="T7">emplo</text:span><text:span text:style-name="T25"> </text:span><text:span text:style-name="T7">“</text:span><text:span text:style-name="T8">online</text:span><text:span text:style-name="T9">”</text:span><text:span text:style-name="T27"> </text:span><text:span text:style-name="T9">de</text:span><text:span text:style-name="T27"> </text:span><text:span text:style-name="T9">cada</text:span><text:span text:style-name="T27"> </text:span><text:span text:style-name="T9">uno</text:span><text:span text:style-name="T26"> </text:span><text:span text:style-name="T9">de</text:span><text:span text:style-name="T27"> </text:span><text:span text:style-name="T9">los</text:span><text:span text:style-name="T26"> </text:span><text:span text:style-name="T9">tipos</text:span><text:span text:style-name="T26"> </text:span><text:span text:style-name="T9">de</text:span><text:span text:style-name="T27"> </text:span><text:span text:style-name="T9">aplicación</text:span><text:span text:style-name="T26"> </text:span><text:span text:style-name="T18">W</text:span><text:span text:style-name="T9">eb:</text:span><text:span text:style-name="T26"> </text:span><text:span text:style-name="T9">estática, dinámica e inte</text:span><text:span text:style-name="T16">r</text:span><text:span text:style-name="T9">activa. </text:span><text:span text:style-name="T16">E</text:span><text:span text:style-name="T9">nu</text:span><text:span text:style-name="T18">m</text:span><text:span text:style-name="T9">era las ven</text:span><text:span text:style-name="T12">t</text:span><text:span text:style-name="T9">ajas e in</text:span><text:span text:style-name="T18">c</text:span><text:span text:style-name="T9">onvenientes de </text:span><text:span text:style-name="T18">c</text:span><text:span text:style-name="T9">ada tipo.</text:span></text:p>
      <text:list xml:id="list33789683" text:continue-numbering="true" text:style-name="RTF_5f_Num_20_2">
        <text:list-item>
          <text:p text:style-name="P23"><text:span text:style-name="T40">Página web estática: </text:span><text:a xlink:type="simple" xlink:href="http://www.wikipedia.com/" text:style-name="Internet_20_link" text:visited-style-name="Visited_20_Internet_20_Link"><text:span text:style-name="T1">www.wikipedia.com</text:span></text:a></text:p>
        </text:list-item>
      </text:list>
      <text:p text:style-name="P10"><text:tab/> <text:s/>Ventajas:</text:p>
      <text:p text:style-name="P10"><text:tab/><text:tab/>· Más seguros.</text:p>
      <text:p text:style-name="P10"><text:tab/><text:tab/>· Mejor rendimiento para los usuarios finales.</text:p>
      <text:p text:style-name="P10"><text:tab/><text:tab/>· Ahorro en costos pues no requiere almacenamiento en la nube.</text:p>
      <text:p text:style-name="P10"><text:tab/><text:tab/>· Se pueden crear fácilmente sin necesidad de saber programación.</text:p>
      <text:p text:style-name="P10"><text:s text:c="14"/>Inconvenientes:</text:p>
      <text:p text:style-name="P10"><text:tab/><text:tab/>· Actualizarlas es muy tedioso.</text:p>
      <text:p text:style-name="P10"><text:tab/><text:tab/>· Ausencia de funcionalidades, no soporta foros, consultas, e-mails...</text:p>
      <text:p text:style-name="P10"><text:tab/><text:tab/>· No utiliza bases de datos.</text:p>
      <text:p text:style-name="P10"><text:tab/><text:tab/></text:p>
      <text:list xml:id="list33785415" text:continue-numbering="true" text:style-name="RTF_5f_Num_20_2">
        <text:list-item>
          <text:p text:style-name="P23"><text:span text:style-name="T40">Página web dinámica: </text:span><text:a xlink:type="simple" xlink:href="http://www.wordpress.com/" text:style-name="Internet_20_link" text:visited-style-name="Visited_20_Internet_20_Link"><text:span text:style-name="T1">www.wordpress.com</text:span></text:a></text:p>
        </text:list-item>
      </text:list>
      <text:p text:style-name="P10"><text:tab/>Ventajas:</text:p>
      <text:p text:style-name="P10"><text:tab/><text:tab/>· Se puede hacer casi cualquier cosa, desde una web informativa <text:tab/><text:tab/><text:tab/> <text:s text:c="2"/>hasta una herramienta de trabajo.</text:p>
      <text:p text:style-name="P10"><text:tab/><text:tab/>· Puede ser actualizada por el propietario de la web (parte de cliente).</text:p>
      <text:p text:style-name="P10"/>
      <text:p text:style-name="P10"><text:s text:c="14"/>Inconvenientes:</text:p>
      <text:p text:style-name="P10"><text:tab/><text:tab/>· Necesidad de un servidor.</text:p>
      <text:p text:style-name="P10"><text:tab/><text:tab/>· Dificultad de migracion.</text:p>
      <text:p text:style-name="P10"/>
      <text:list xml:id="list33791205" text:continue-numbering="true" text:style-name="RTF_5f_Num_20_2">
        <text:list-item>
          <text:p text:style-name="P23"><text:span text:style-name="T40">Página web interactiva: </text:span><text:a xlink:type="simple" xlink:href="http://www.netflix.es/" text:style-name="Internet_20_link" text:visited-style-name="Visited_20_Internet_20_Link"><text:span text:style-name="T1">www.netflix.es</text:span></text:a></text:p>
        </text:list-item>
      </text:list>
      <text:p text:style-name="P10"><text:tab/>Ventajas:</text:p>
      <text:p text:style-name="P10"><text:tab/><text:tab/>· El usuario obtiene feedback, cosa que para él es muy atractiva. Lo <text:tab/><text:tab/> <text:s/><text:tab/><text:tab/>que conlleva tener mayor audiencia gracias al boca a boca.</text:p>
      <text:p text:style-name="P10"><text:soft-page-break/><text:s text:c="14"/>Inconvenientes:</text:p>
      <text:p text:style-name="P10"><text:tab/><text:tab/>· Dificultad de programación.</text:p>
      <text:p text:style-name="P10"><text:tab/><text:tab/>· Costos, alojamiento en servidor.</text:p>
      <text:p text:style-name="P11"/>
      <text:p text:style-name="P6"><text:span text:style-name="T9">3. <text:s text:c="2"/>Describe</text:span><text:span text:style-name="T28"> </text:span><text:span text:style-name="T9">qué</text:span><text:span text:style-name="T28"> </text:span><text:span text:style-name="T9">elemen</text:span><text:span text:style-name="T18">t</text:span><text:span text:style-name="T9">o</text:span><text:span text:style-name="T29"> </text:span><text:span text:style-name="T16">d</text:span><text:span text:style-name="T9">e</text:span><text:span text:style-name="T30"> </text:span><text:span text:style-name="T9">una</text:span><text:span text:style-name="T28"> </text:span><text:span text:style-name="T9">aplic</text:span><text:span text:style-name="T18">a</text:span><text:span text:style-name="T9">ción</text:span><text:span text:style-name="T29"> </text:span><text:span text:style-name="T9">web</text:span><text:span text:style-name="T31"> </text:span><text:span text:style-name="T9">se</text:span><text:span text:style-name="T32"> </text:span><text:span text:style-name="T9">correspon</text:span><text:span text:style-name="T16">d</text:span><text:span text:style-name="T9">ería</text:span><text:span text:style-name="T28"> </text:span><text:span text:style-name="T9">con</text:span><text:span text:style-name="T31"> </text:span><text:span text:style-name="T9">ca</text:span><text:span text:style-name="T16">d</text:span><text:span text:style-name="T9">a</text:span><text:span text:style-name="T28"> </text:span><text:span text:style-name="T9">una</text:span><text:span text:style-name="T30"> </text:span><text:span text:style-name="T9">de</text:span><text:span text:style-name="T28"> </text:span><text:span text:style-name="T9">las capas del</text:span><text:span text:style-name="T12"> </text:span><text:span text:style-name="T9">esquema MV</text:span><text:span text:style-name="T18">C</text:span><text:span text:style-name="T9">.</text:span></text:p>
      <text:p text:style-name="P7"><text:tab/><text:tab/>Modelo: se trabaja con los datos, normalmente alojados en una base de datos.</text:p>
      <text:p text:style-name="P7"><text:tab/><text:tab/>Vista: se encarga de proporcionar una interfaz al usuario mostrando páginas, formularios, imágenes...</text:p>
      <text:p text:style-name="P7"><text:tab/><text:tab/>Controlador: contiene el código para que la web responda a las acciones del usuario. Esta capa enlaza la vista y el modelo.</text:p>
      <text:p text:style-name="P12"/>
      <text:p text:style-name="P13"><text:span text:style-name="T9">4. <text:s text:c="2"/>Haz</text:span><text:span text:style-name="T24"> </text:span><text:span text:style-name="T9">un</text:span><text:span text:style-name="T26"> </text:span><text:span text:style-name="T9">informe</text:span><text:span text:style-name="T27"> </text:span><text:span text:style-name="T9">sobre</text:span><text:span text:style-name="T27"> </text:span><text:span text:style-name="T9">l</text:span><text:span text:style-name="T16">o</text:span><text:span text:style-name="T9">s</text:span><text:span text:style-name="T26"> </text:span><text:span text:style-name="T9">servidores</text:span><text:span text:style-name="T26"> </text:span><text:span text:style-name="T9">web</text:span><text:span text:style-name="T14"> </text:span><text:span text:style-name="T9">y</text:span><text:span text:style-name="T31"> </text:span><text:span text:style-name="T9">los</text:span><text:span text:style-name="T26"> </text:span><text:span text:style-name="T9">l</text:span><text:span text:style-name="T18">e</text:span><text:span text:style-name="T9">n</text:span><text:span text:style-name="T22">g</text:span><text:span text:style-name="T9">ua</text:span><text:span text:style-name="T12">j</text:span><text:span text:style-name="T9">es</text:span><text:span text:style-name="T26"> </text:span><text:span text:style-name="T9">de</text:span><text:span text:style-name="T27"> </text:span><text:span text:style-name="T9">servidor</text:span><text:span text:style-name="T27"> </text:span><text:span text:style-name="T9">más</text:span><text:span text:style-name="T33"> </text:span><text:span text:style-name="T9">utili</text:span><text:span text:style-name="T18">z</text:span><text:span text:style-name="T9">ad</text:span><text:span text:style-name="T22">o</text:span><text:span text:style-name="T9">s en la act</text:span><text:span text:style-name="T16">u</text:span><text:span text:style-name="T9">alidad. </text:span><text:span text:style-name="T18">C</text:span><text:span text:style-name="T9">ontrasta la inform</text:span><text:span text:style-name="T18">a</text:span><text:span text:style-name="T9">ción visitando varios sitios web.</text:span></text:p>
      <text:p text:style-name="P14"><text:tab/>Servidores web más usados: Apache, NGinx, ISS, TomCat, NodeJS.</text:p>
      <text:p text:style-name="P14"><text:tab/>Lenguajes servidores más usados: ASP, PERL, PHP.</text:p>
      <text:p text:style-name="P1"/>
      <text:p text:style-name="P1"/>
      <text:p text:style-name="P9"><text:span text:style-name="T9">5. <text:s text:c="2"/></text:span><text:span text:style-name="T22">B</text:span><text:span text:style-name="T9">usca</text:span><text:span text:style-name="T34"> </text:span><text:span text:style-name="T12">l</text:span><text:span text:style-name="T9">as</text:span><text:span text:style-name="T35"> </text:span><text:span text:style-name="T9">etiquetas</text:span><text:span text:style-name="T35"> </text:span><text:span text:style-name="T9">n</text:span><text:span text:style-name="T18">ec</text:span><text:span text:style-name="T9">esarias</text:span><text:span text:style-name="T35"> </text:span><text:span text:style-name="T9">p</text:span><text:span text:style-name="T18">a</text:span><text:span text:style-name="T9">ra</text:span><text:span text:style-name="T34"> </text:span><text:span text:style-name="T18">i</text:span><text:span text:style-name="T9">n</text:span><text:span text:style-name="T18">t</text:span><text:span text:style-name="T9">roduc</text:span><text:span text:style-name="T12">i</text:span><text:span text:style-name="T9">r</text:span><text:span text:style-name="T34"> </text:span><text:span text:style-name="T9">códi</text:span><text:span text:style-name="T22">g</text:span><text:span text:style-name="T9">o</text:span><text:span text:style-name="T35"> </text:span><text:span text:style-name="T16">d</text:span><text:span text:style-name="T9">e</text:span><text:span text:style-name="T34"> </text:span><text:span text:style-name="T9">script</text:span><text:span text:style-name="T36"> </text:span><text:span text:style-name="T9">de</text:span><text:span text:style-name="T34"> </text:span><text:span text:style-name="T9">los</text:span><text:span text:style-name="T37"> </text:span><text:span text:style-name="T9">len</text:span><text:span text:style-name="T22">g</text:span><text:span text:style-name="T16">u</text:span><text:span text:style-name="T9">ajes vistos en clase en un do</text:span><text:span text:style-name="T18">c</text:span><text:span text:style-name="T9">umento HT</text:span><text:span text:style-name="T12">M</text:span><text:span text:style-name="T38">L</text:span><text:span text:style-name="T9">.</text:span></text:p>
      <text:p text:style-name="P8"><text:tab/>&lt;script language=”php”&gt; <text:s text:c="4"/>&lt;/script&gt;</text:p>
      <text:p text:style-name="P8"><text:tab/>&lt;?php <text:s text:c="5"/>?&gt;</text:p>
      <text:p text:style-name="P8"><text:tab/>&lt;? <text:s text:c="11"/>?&gt;</text:p>
      <text:p text:style-name="P8"><text:tab/>&lt;% <text:s text:c="9"/>%&gt;</text:p>
      <text:p text:style-name="P17"/>
      <text:p text:style-name="P15"><text:span text:style-name="T9">6. <text:s text:c="2"/>Elabora <text:s/></text:span><text:span text:style-name="T18"><text:s/></text:span><text:span text:style-name="T9">un <text:s/></text:span><text:span text:style-name="T16"><text:s/></text:span><text:span text:style-name="T9">cua</text:span><text:span text:style-name="T16">d</text:span><text:span text:style-name="T9">ro <text:s/></text:span><text:span text:style-name="T16"><text:s/></text:span><text:span text:style-name="T9">r</text:span><text:span text:style-name="T18">e</text:span><text:span text:style-name="T9">sumen <text:s/></text:span><text:span text:style-name="T16"><text:s/></text:span><text:span text:style-name="T9">en <text:s/></text:span><text:span text:style-name="T16"><text:s/></text:span><text:span text:style-name="T9">el <text:s/></text:span><text:span text:style-name="T12"><text:s/></text:span><text:span text:style-name="T9">que <text:s/></text:span><text:span text:style-name="T18"><text:s/></text:span><text:span text:style-name="T9">c</text:span><text:span text:style-name="T16">o</text:span><text:span text:style-name="T9">mpares <text:s/></text:span><text:span text:style-name="T12"><text:s/></text:span><text:span text:style-name="T9">las <text:s/></text:span><text:span text:style-name="T12"><text:s/></text:span><text:span text:style-name="T9">c</text:span><text:span text:style-name="T18">a</text:span><text:span text:style-name="T9">ract</text:span><text:span text:style-name="T18">e</text:span><text:span text:style-name="T9">rísticas <text:s/></text:span><text:span text:style-name="T29"><text:s/></text:span><text:span text:style-name="T9">y </text:span><text:span text:style-name="T37"><text:s/></text:span><text:span text:style-name="T9">los inconvenientes de los pr</text:span><text:span text:style-name="T12">i</text:span><text:span text:style-name="T9">ncipales le</text:span><text:span text:style-name="T16">n</text:span><text:span text:style-name="T22">g</text:span><text:span text:style-name="T9">uajes </text:span><text:span text:style-name="T16">d</text:span><text:span text:style-name="T9">e scr</text:span><text:span text:style-name="T12">i</text:span><text:span text:style-name="T9">pt: </text:span><text:span text:style-name="T18">P</text:span><text:span text:style-name="T9">H</text:span><text:span text:style-name="T18">P</text:span><text:span text:style-name="T9">,</text:span><text:span text:style-name="T22"> </text:span><text:span text:style-name="T12">J</text:span><text:span text:style-name="T9">SP</text:span><text:span text:style-name="T12"> </text:span><text:span text:style-name="T9">y</text:span><text:span text:style-name="T39"> </text:span><text:span text:style-name="T9">A</text:span><text:span text:style-name="T18">SP</text:span><text:span text:style-name="T9">.</text:span>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>Propósito</text:p>
          </table:table-cell>
          <table:table-cell table:style-name="Tabla1.A1" office:value-type="string">
            <text:p text:style-name="P19">Complejidad</text:p>
          </table:table-cell>
          <table:table-cell table:style-name="Tabla1.D1" office:value-type="string">
            <text:p text:style-name="P19">Fiabilidad</text:p>
          </table:table-cell>
        </table:table-row>
        <table:table-row>
          <table:table-cell table:style-name="Tabla1.A2" office:value-type="string">
            <text:p text:style-name="P19">PHP</text:p>
          </table:table-cell>
          <table:table-cell table:style-name="Tabla1.A2" office:value-type="string">
            <text:p text:style-name="P20">Aplicaciones web con acceso a BBDD</text:p>
          </table:table-cell>
          <table:table-cell table:style-name="Tabla1.A2" office:value-type="string">
            <text:p text:style-name="P20">Baja, fácil aprendizaje</text:p>
          </table:table-cell>
          <table:table-cell table:style-name="Tabla1.D2" office:value-type="string">
            <text:p text:style-name="P20">Alta, código invisible para el navegador.</text:p>
          </table:table-cell>
        </table:table-row>
        <table:table-row>
          <table:table-cell table:style-name="Tabla1.A2" office:value-type="string">
            <text:p text:style-name="P19">JSP</text:p>
          </table:table-cell>
          <table:table-cell table:style-name="Tabla1.A2" office:value-type="string">
            <text:p text:style-name="P20"><text:span text:style-name="T44">Aplicaciones web con acceso a BBDD</text:span></text:p>
            <text:p text:style-name="P20"><text:span text:style-name="T44">Tecnología orientada a crear páginas web con programación en Java</text:span> </text:p>
          </table:table-cell>
          <table:table-cell table:style-name="Tabla1.A2" office:value-type="string">
            <text:p text:style-name="P20">Bastante complejo.</text:p>
          </table:table-cell>
          <table:table-cell table:style-name="Tabla1.D2" office:value-type="string">
            <text:p text:style-name="P20">Muy seguro, código invisible para el navegador.</text:p>
          </table:table-cell>
        </table:table-row>
        <table:table-row>
          <table:table-cell table:style-name="Tabla1.A2" office:value-type="string">
            <text:p text:style-name="P19">ASP</text:p>
          </table:table-cell>
          <table:table-cell table:style-name="Tabla1.A2" office:value-type="string">
            <text:p text:style-name="P20"><text:span text:style-name="T42">Aplicaciones web con acceso a BBDD.</text:span></text:p>
            <text:p text:style-name="P20"><text:span text:style-name="T42">I</text:span><text:span text:style-name="T42">nteracción de los scripts con el servidor SMTP <text:s/>que integra ISS.</text:span></text:p>
          </table:table-cell>
          <table:table-cell table:style-name="Tabla1.A2" office:value-type="string">
            <text:p text:style-name="P20">Más complejo que ASP, porque es más antiguo.</text:p>
          </table:table-cell>
          <table:table-cell table:style-name="Tabla1.D2" office:value-type="string">
            <text:p text:style-name="P20">Regular, microsoft tarda en implementar los parches para solucionar los problemas surgidos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Roboto" svg:font-family="Roboto, 'Trebuchet MS', 'Lucida Sans Unicode', 'Lucida Grande', 'Lucida Sans', Arial, sans-serif"/>
    <style:font-face style:name="sans-serif" svg:font-family="sans-serif"/>
    <style:font-face style:name="Times New Roman1" svg:font-family="'Times New Roman'" style:font-family-generic="roman"/>
    <style:font-face style:name="Informal Roman" svg:font-family="'Informal Roman'" style:font-family-generic="scrip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TF_5f_Num_20_2_20_1" style:display-name="RTF_Num 2 1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martin</meta:initial-creator>
    <meta:creation-date>2020-09-23T13:31:06.07</meta:creation-date>
    <dc:date>2020-09-23T13:57:05.58</dc:date>
    <dc:creator>laura martin</dc:creator>
    <meta:editing-duration>PT15M54S</meta:editing-duration>
    <meta:editing-cycles>7</meta:editing-cycles>
    <meta:generator>OpenOffice/4.1.7$Win32 OpenOffice.org_project/417m1$Build-9800</meta:generator>
    <meta:document-statistic meta:table-count="1" meta:image-count="0" meta:object-count="0" meta:page-count="2" meta:paragraph-count="61" meta:word-count="488" meta:character-count="3241"/>
  </office:meta>
</office:document-meta>
</file>